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2.266cm" fo:min-width="2.016cm"/>
    </style:style>
    <style:style style:name="gr5" style:family="graphic" style:parent-style-name="standard">
      <style:graphic-properties draw:textarea-horizontal-align="justify" draw:textarea-vertical-align="middle" draw:auto-grow-height="false" fo:min-height="2.352cm" fo:min-width="2.10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6.481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horizontal-align="justify" draw:textarea-vertical-align="middle" draw:auto-grow-height="false" fo:min-height="6.227cm" fo:min-width="11.692cm"/>
    </style:style>
    <style:style style:name="gr10" style:family="graphic" style:parent-style-name="standard">
      <style:graphic-properties draw:textarea-horizontal-align="justify" draw:textarea-vertical-align="middle" draw:auto-grow-height="false" fo:min-height="5.465cm" fo:min-width="8.136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1.723cm"/>
    </style:style>
    <style:style style:name="gr12" style:family="graphic" style:parent-style-name="standard">
      <style:graphic-properties draw:textarea-horizontal-align="justify" draw:textarea-vertical-align="middle" draw:auto-grow-height="false" fo:min-height="1.973cm" fo:min-width="1.977cm"/>
    </style:style>
    <style:style style:name="gr13" style:family="graphic" style:parent-style-name="standard">
      <style:graphic-properties draw:textarea-horizontal-align="justify" draw:textarea-vertical-align="middle" draw:auto-grow-height="false" fo:min-height="2.624cm" fo:min-width="2.465cm"/>
    </style:style>
    <style:style style:name="gr14" style:family="graphic" style:parent-style-name="standard">
      <style:graphic-properties draw:textarea-horizontal-align="justify" draw:textarea-vertical-align="middle" draw:auto-grow-height="false" fo:min-height="2.715cm" fo:min-width="2.643cm"/>
    </style:style>
    <style:style style:name="gr15" style:family="graphic" style:parent-style-name="standard">
      <style:graphic-properties draw:textarea-horizontal-align="justify" draw:textarea-vertical-align="middle" draw:auto-grow-height="false" fo:min-height="1.637cm" fo:min-width="1.296cm"/>
    </style:style>
    <style:style style:name="gr16" style:family="graphic" style:parent-style-name="standard">
      <style:graphic-properties draw:textarea-horizontal-align="justify" draw:textarea-vertical-align="middle" draw:auto-grow-height="false" fo:min-height="2.798cm" fo:min-width="4.072cm"/>
    </style:style>
    <style:style style:name="gr17" style:family="graphic" style:parent-style-name="standard">
      <style:graphic-properties draw:textarea-horizontal-align="justify" draw:textarea-vertical-align="middle" draw:auto-grow-height="false" fo:min-height="1.726cm" fo:min-width="1.387cm"/>
    </style:style>
    <style:style style:name="gr18" style:family="graphic" style:parent-style-name="standard">
      <style:graphic-properties draw:textarea-horizontal-align="justify" draw:textarea-vertical-align="middle" draw:auto-grow-height="false" fo:min-height="1.726cm" fo:min-width="1.476cm"/>
    </style:style>
    <style:style style:name="gr19" style:family="graphic" style:parent-style-name="standard">
      <style:graphic-properties draw:textarea-horizontal-align="justify" draw:textarea-vertical-align="middle" draw:auto-grow-height="false" fo:min-height="1.593cm" fo:min-width="1.66cm"/>
    </style:style>
    <style:style style:name="gr20" style:family="graphic" style:parent-style-name="standard">
      <style:graphic-properties draw:textarea-horizontal-align="justify" draw:textarea-vertical-align="middle" draw:auto-grow-height="false" fo:min-height="2.163cm" fo:min-width="4.707cm"/>
    </style:style>
    <style:style style:name="gr21" style:family="graphic" style:parent-style-name="standard">
      <style:graphic-properties draw:textarea-horizontal-align="justify" draw:textarea-vertical-align="middle" draw:auto-grow-height="false" fo:min-height="2.671cm" fo:min-width="3.437cm"/>
    </style:style>
    <style:style style:name="gr22" style:family="graphic" style:parent-style-name="standard">
      <style:graphic-properties draw:textarea-horizontal-align="justify" draw:textarea-vertical-align="middle" draw:auto-grow-height="false" fo:min-height="2.29cm" fo:min-width="4.961cm"/>
    </style:style>
    <style:style style:name="gr23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24" style:family="graphic" style:parent-style-name="standard">
      <style:graphic-properties draw:textarea-horizontal-align="justify" draw:textarea-vertical-align="middle" draw:auto-grow-height="false" fo:min-height="1.726cm" fo:min-width="1.296cm"/>
    </style:style>
    <style:style style:name="gr25" style:family="graphic" style:parent-style-name="standard">
      <style:graphic-properties draw:textarea-horizontal-align="justify" draw:textarea-vertical-align="middle" draw:auto-grow-height="false" fo:min-height="2.163cm" fo:min-width="3.183cm"/>
    </style:style>
    <style:style style:name="gr26" style:family="graphic" style:parent-style-name="standard">
      <style:graphic-properties draw:textarea-horizontal-align="justify" draw:textarea-vertical-align="middle" draw:auto-grow-height="false" fo:min-height="2.544cm" fo:min-width="3.818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28" style:family="graphic" style:parent-style-name="standard">
      <style:graphic-properties draw:textarea-horizontal-align="justify" draw:textarea-vertical-align="middle" draw:auto-grow-height="false" fo:min-height="1.655cm" fo:min-width="4.199cm"/>
    </style:style>
    <style:style style:name="gr29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standard">
      <style:graphic-properties draw:stroke="dash" draw:stroke-dash="Dashed_20__28_var_29_" svg:stroke-color="#c5000b" draw:textarea-vertical-align="middle"/>
    </style:style>
    <style:style style:name="gr32" style:family="graphic" style:parent-style-name="standard">
      <style:graphic-properties draw:stroke="dash" draw:stroke-dash="Dashed_20__28_var_29_" svg:stroke-color="#c5000b" draw:fill-color="#3465a4" draw:textarea-vertical-align="middle"/>
    </style:style>
    <style:style style:name="gr33" style:family="graphic" style:parent-style-name="standard">
      <style:graphic-properties draw:stroke="solid" draw:stroke-dash="Dashed_20__28_var_29_" svg:stroke-color="#000000" draw:textarea-vertical-align="middle"/>
    </style:style>
    <style:style style:name="gr3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35" style:family="graphic" style:parent-style-name="objectwithoutfill">
      <style:graphic-properties draw:stroke="dash" draw:stroke-dash="Dashed_20__28_var_29_" svg:stroke-color="#c5000b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paragraph-properties fo:text-align="center"/>
      <style:text-properties style:text-outline="true" fo:font-size="20pt" fo:text-shadow="1pt 1pt" style:font-size-asian="20pt" style:font-size-complex="20pt"/>
    </style:style>
    <style:style style:name="P6" style:family="paragraph">
      <loext:graphic-properties draw:fill="none"/>
      <style:paragraph-properties fo:text-align="center"/>
      <style:text-properties style:text-outline="true" fo:font-size="20pt" fo:text-shadow="1pt 1pt" style:font-size-asian="20pt" style:font-size-complex="20pt"/>
    </style:style>
    <style:style style:name="T1" style:family="text">
      <style:text-properties style:text-outline="true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524cm" svg:x="10.271cm" svg:y="8.112cm">
          <text:p text:style-name="P1">do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032cm" svg:x="1.508cm" svg:y="7.731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1.778cm" svg:x="16.494cm" svg:y="7.985cm">
          <text:p text:style-name="P1">Environment</text:p>
          <text:p text:style-name="P1">(prod/dev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3.556cm" svg:x="10.398cm" svg:y="1.254cm">
          <text:p text:style-name="P1">ti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7cm" svg:height="3.68cm" draw:transform="rotate (-0.00261799387799158) translate (10.394cm 13.446cm)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382cm" svg:y1="8.874cm" svg:x2="6.715cm" svg:y2="8.874cm">
          <text:p/>
        </draw:line>
        <draw:line draw:style-name="gr6" draw:text-style-name="P2" draw:layer="layout" svg:x1="10.017cm" svg:y1="13.954cm" svg:x2="3.921cm" svg:y2="10.398cm">
          <text:p/>
        </draw:line>
        <draw:line draw:style-name="gr6" draw:text-style-name="P2" draw:layer="layout" svg:x1="13.192cm" svg:y1="13.573cm" svg:x2="16.494cm" svg:y2="10.017cm">
          <text:p/>
        </draw:line>
        <draw:line draw:style-name="gr6" draw:text-style-name="P2" draw:layer="layout" svg:x1="12.303cm" svg:y1="13.065cm" svg:x2="12.43cm" svg:y2="10.017cm">
          <text:p/>
        </draw:line>
        <draw:line draw:style-name="gr6" draw:text-style-name="P2" draw:layer="layout" svg:x1="13.954cm" svg:y1="4.683cm" svg:x2="16.621cm" svg:y2="7.731cm">
          <text:p/>
        </draw:line>
        <draw:line draw:style-name="gr6" draw:text-style-name="P2" draw:layer="layout" svg:x1="10.525cm" svg:y1="4.556cm" svg:x2="4.175cm" svg:y2="7.35cm">
          <text:p/>
        </draw:line>
        <draw:frame draw:style-name="gr7" draw:text-style-name="P3" draw:layer="layout" svg:width="9.525cm" svg:height="6.731cm" svg:x="15.732cm" svg:y="12.938cm">
          <draw:text-box>
            <text:p>Obj attr relations </text:p>
            <text:p>As of 2015.07.17 </text:p>
            <text:p>(before re-factor)</text:p>
          </draw:text-box>
        </draw:frame>
      </draw:page>
      <draw:page draw:name="page2" draw:style-name="dp1" draw:master-page-name="Default">
        <draw:frame draw:style-name="gr8" draw:text-style-name="P3" draw:layer="layout" svg:width="8.001cm" svg:height="1.27cm" svg:x="18.653cm" svg:y="5.064cm">
          <draw:text-box>
            <text:p>After re-factor</text:p>
          </draw:text-box>
        </draw:frame>
        <draw:custom-shape draw:style-name="gr9" draw:text-style-name="P1" draw:layer="layout" svg:width="12.192cm" svg:height="6.477cm" svg:x="12.938cm" svg:y="7.985cm">
          <text:p text:style-name="P1">Domain:</text:p>
          <text:p text:style-name="P1">“ENV.COMPANY.TLD”</text:p>
          <text:p text:style-name="P1">Has environment build-in </text:p>
          <text:p text:style-name="P1">and SLA details is an attr.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032cm" svg:x="2.27cm" svg:y="10.017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3.556cm" svg:x="4.048cm" svg:y="2.905cm">
          <text:p text:style-name="P1">ti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7cm" svg:height="3.68cm" draw:transform="rotate (-0.00261799387799158) translate (4.312cm 14.589cm)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.43cm" svg:y1="11.033cm" svg:x2="7.858cm" svg:y2="11.16cm">
          <text:p/>
        </draw:line>
        <draw:line draw:style-name="gr6" draw:text-style-name="P2" draw:layer="layout" svg:x1="8.874cm" svg:y1="16.113cm" svg:x2="12.684cm" svg:y2="14.335cm">
          <text:p/>
        </draw:line>
        <draw:line draw:style-name="gr6" draw:text-style-name="P2" draw:layer="layout" svg:x1="7.858cm" svg:y1="5.953cm" svg:x2="12.303cm" svg:y2="8.112cm">
          <text:p/>
        </draw:line>
      </draw:page>
      <draw:page draw:name="page3" draw:style-name="dp1" draw:master-page-name="Default">
        <draw:custom-shape draw:style-name="gr10" draw:text-style-name="P1" draw:layer="layout" svg:width="8.636cm" svg:height="5.715cm" svg:x="10.017cm" svg:y="8.239cm">
          <text:p text:style-name="P1">SYSEN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45cm" svg:height="4.064cm" svg:x="12.303cm" svg:y="2.016cm">
          <text:p text:style-name="P1">proble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4.953cm" svg:height="4.445cm" svg:x="1.508cm" svg:y="8.747cm">
          <text:p text:style-name="P1">coffe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draw:layer="layout" svg:width="4.191cm" svg:height="4.064cm" svg:x="12.684cm" svg:y="15.478cm">
          <text:p text:style-name="P1">sarca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445cm" svg:height="4.191cm" svg:x="22.209cm" svg:y="8.874cm">
          <text:p text:style-name="P1">sol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6.588cm" svg:y1="11.033cm" svg:x2="10.017cm" svg:y2="11.033cm">
          <text:p/>
        </draw:line>
        <draw:line draw:style-name="gr6" draw:text-style-name="P2" draw:layer="layout" svg:x1="14.589cm" svg:y1="6.207cm" svg:x2="14.589cm" svg:y2="7.985cm">
          <text:p/>
        </draw:line>
        <draw:line draw:style-name="gr6" draw:text-style-name="P2" draw:layer="layout" svg:x1="14.716cm" svg:y1="13.954cm" svg:x2="14.716cm" svg:y2="15.478cm">
          <text:p/>
        </draw:line>
        <draw:line draw:style-name="gr6" draw:text-style-name="P2" draw:layer="layout" svg:x1="18.653cm" svg:y1="10.906cm" svg:x2="22.082cm" svg:y2="10.906cm">
          <text:p/>
        </draw:line>
      </draw:page>
      <draw:page draw:name="page4" draw:style-name="dp1" draw:master-page-name="Default">
        <draw:custom-shape draw:style-name="gr15" draw:text-style-name="P1" draw:layer="layout" svg:width="2.54cm" svg:height="2.667cm" svg:x="1.381cm" svg:y="1.381cm">
          <text:p text:style-name="P1">Person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4.572cm" svg:height="3.048cm" svg:x="1.635cm" svg:y="6.207cm">
          <text:p text:style-name="P1">Customer</text:p>
          <text:p text:style-name="P1">Company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54cm" svg:y1="3.921cm" svg:x2="4.683cm" svg:y2="3.921cm">
          <text:p/>
        </draw:line>
        <draw:line draw:style-name="gr6" draw:text-style-name="P2" draw:layer="layout" svg:x1="5.953cm" svg:y1="4.556cm" svg:x2="4.683cm" svg:y2="6.207cm">
          <text:p/>
        </draw:line>
        <draw:custom-shape draw:style-name="gr17" draw:text-style-name="P1" draw:layer="layout" svg:width="2.667cm" svg:height="2.794cm" svg:x="2.778cm" svg:y="14.716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794cm" svg:height="2.794cm" svg:x="11.795cm" svg:y="1.889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318cm" svg:height="3.683cm" svg:x="12.684cm" svg:y="14.335cm">
          <text:p text:style-name="P1">tick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10.017cm" svg:y1="3.159cm" svg:x2="11.795cm" svg:y2="3.159cm">
          <text:p/>
        </draw:line>
        <draw:line draw:style-name="gr6" draw:text-style-name="P2" draw:layer="layout" svg:x1="14.716cm" svg:y1="3.286cm" svg:x2="16.621cm" svg:y2="3.286cm">
          <text:p/>
        </draw:line>
        <draw:line draw:style-name="gr6" draw:text-style-name="P2" draw:layer="layout" svg:x1="4.048cm" svg:y1="13.065cm" svg:x2="4.048cm" svg:y2="14.716cm">
          <text:p/>
        </draw:line>
        <draw:custom-shape draw:style-name="gr20" draw:text-style-name="P1" draw:layer="layout" svg:width="5.207cm" svg:height="2.413cm" svg:x="4.683cm" svg:y="2.016cm">
          <text:p text:style-name="P1">Hosting</text:p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937cm" svg:height="2.921cm" svg:x="7.35cm" svg:y="6.207cm">
          <text:p text:style-name="P1">Customer</text:p>
          <text:p text:style-name="P1">Company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604cm" svg:y1="4.556cm" svg:x2="8.366cm" svg:y2="6.08cm">
          <text:p/>
        </draw:line>
        <draw:custom-shape draw:style-name="gr18" draw:text-style-name="P1" draw:layer="layout" svg:width="2.794cm" svg:height="2.794cm" svg:x="7.985cm" svg:y="10.652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794cm" svg:height="2.794cm" svg:x="2.524cm" svg:y="10.144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.921cm" svg:y1="9.382cm" svg:x2="3.921cm" svg:y2="10.144cm">
          <text:p/>
        </draw:line>
        <draw:line draw:style-name="gr6" draw:text-style-name="P2" draw:layer="layout" svg:x1="9.382cm" svg:y1="9.128cm" svg:x2="9.382cm" svg:y2="10.652cm">
          <text:p/>
        </draw:line>
        <draw:custom-shape draw:style-name="gr17" draw:text-style-name="P1" draw:layer="layout" svg:width="2.667cm" svg:height="2.794cm" svg:x="8.112cm" svg:y="14.843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667cm" svg:height="2.794cm" svg:x="16.621cm" svg:y="2.016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318cm" svg:height="3.683cm" svg:x="19.288cm" svg:y="4.429cm">
          <text:p text:style-name="P1">tick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9.382cm" svg:y1="13.446cm" svg:x2="9.382cm" svg:y2="14.843cm">
          <text:p/>
        </draw:line>
        <draw:line draw:style-name="gr6" draw:text-style-name="P2" draw:layer="layout" svg:x1="19.288cm" svg:y1="3.286cm" svg:x2="21.447cm" svg:y2="4.429cm">
          <text:p/>
        </draw:line>
        <draw:line draw:style-name="gr6" draw:text-style-name="P2" draw:layer="layout" svg:x1="10.906cm" svg:y1="16.24cm" svg:x2="12.811cm" svg:y2="16.24cm">
          <text:p/>
        </draw:line>
      </draw:page>
      <draw:page draw:name="page5" draw:style-name="dp1" draw:master-page-name="Default">
        <draw:custom-shape draw:style-name="gr15" draw:text-style-name="P1" draw:layer="layout" svg:width="2.54cm" svg:height="2.667cm" svg:x="13.573cm" svg:y="1.254cm">
          <text:p text:style-name="P1">Person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" draw:text-style-name="P2" draw:layer="layout" svg:x1="13.446cm" svg:y1="2.651cm" svg:x2="8.112cm" svg:y2="5.572cm">
          <text:p/>
        </draw:line>
        <draw:custom-shape draw:style-name="gr19" draw:text-style-name="P1" draw:layer="layout" svg:width="4.318cm" svg:height="3.683cm" svg:x="19.034cm" svg:y="9.382cm">
          <text:p text:style-name="P1">ticke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16.621cm" svg:y1="11.16cm" svg:x2="19.034cm" svg:y2="11.16cm">
          <text:p/>
        </draw:line>
        <draw:custom-shape draw:style-name="gr20" draw:text-style-name="P1" draw:layer="layout" svg:width="5.207cm" svg:height="2.413cm" svg:x="5.572cm" svg:y="5.699cm">
          <text:p text:style-name="P1">Hosting</text:p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461cm" svg:height="2.54cm" svg:x="5.318cm" svg:y="11.922cm">
          <text:p text:style-name="P1">Customer</text:p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794cm" svg:height="2.794cm" svg:x="13.7cm" svg:y="9.763cm">
          <text:p text:style-name="P1">domai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112cm" svg:y1="8.239cm" svg:x2="8.112cm" svg:y2="11.922cm">
          <text:p/>
        </draw:line>
        <draw:line draw:style-name="gr6" draw:text-style-name="P2" draw:layer="layout" svg:x1="10.779cm" svg:y1="13.319cm" svg:x2="13.7cm" svg:y2="11.287cm">
          <text:p/>
        </draw:line>
        <draw:line draw:style-name="gr6" draw:text-style-name="P2" draw:layer="layout" svg:x1="10.779cm" svg:y1="8.239cm" svg:x2="13.7cm" svg:y2="11.033cm">
          <text:p/>
        </draw:line>
        <draw:custom-shape draw:style-name="gr23" draw:text-style-name="P1" draw:layer="layout" svg:width="3.048cm" svg:height="3.048cm" svg:x="13.573cm" svg:y="16.748cm">
          <text:p text:style-name="P1">Person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" draw:text-style-name="P2" draw:layer="layout" svg:x1="13.573cm" svg:y1="18.145cm" svg:x2="8.112cm" svg:y2="14.462cm">
          <text:p/>
        </draw:line>
      </draw:page>
      <draw:page draw:name="page6" draw:style-name="dp1" draw:master-page-name="Default">
        <draw:custom-shape draw:style-name="gr24" draw:text-style-name="P1" xml:id="id5" draw:id="id5" draw:layer="layout" svg:width="2.54cm" svg:height="2.794cm" svg:x="22.971cm" svg:y="1.762cm">
          <text:p text:style-name="P1">person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5" draw:text-style-name="P1" xml:id="id6" draw:id="id6" draw:layer="layout" svg:width="3.683cm" svg:height="2.413cm" svg:x="18.145cm" svg:y="10.906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26" draw:text-style-name="P1" xml:id="id4" draw:id="id4" draw:layer="layout" svg:width="4.318cm" svg:height="2.794cm" svg:x="2.778cm" svg:y="9.38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7" draw:text-style-name="P1" xml:id="id1" draw:id="id1" draw:layer="layout" svg:width="4.064cm" svg:height="2.032cm" svg:x="12.557cm" svg:y="5.445cm">
          <text:p text:style-name="P1">department</text:p>
          <draw:enhanced-geometry svg:viewBox="0 0 21600 21600" draw:type="rectangle" draw:enhanced-path="M 0 0 L 21600 0 21600 21600 0 21600 0 0 Z N"/>
        </draw:custom-shape>
        <draw:custom-shape draw:style-name="gr28" draw:text-style-name="P1" xml:id="id2" draw:id="id2" draw:layer="layout" svg:width="4.699cm" svg:height="1.905cm" svg:x="12.176cm" svg:y="11.16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29" draw:text-style-name="P1" xml:id="id3" draw:id="id3" draw:layer="layout" svg:width="5.207cm" svg:height="2.159cm" svg:x="11.922cm" svg:y="18.145cm">
          <text:p text:style-name="P1">Domain</text:p>
          <draw:enhanced-geometry svg:viewBox="0 0 21600 21600" draw:type="rectangle" draw:enhanced-path="M 0 0 L 21600 0 21600 21600 0 21600 0 0 Z N"/>
        </draw:custom-shape>
        <draw:connector draw:style-name="gr30" draw:text-style-name="P1" draw:layer="layout" svg:x1="14.589cm" svg:y1="7.477cm" svg:x2="14.525cm" svg:y2="11.16cm" draw:start-shape="id1" draw:start-glue-point="2" draw:end-shape="id2" draw:end-glue-point="0" svg:d="M14589 7477v1841h-64v1842" svg:viewBox="0 0 65 3684">
          <text:p/>
        </draw:connector>
        <draw:connector draw:style-name="gr30" draw:text-style-name="P1" draw:layer="layout" svg:x1="14.525cm" svg:y1="13.065cm" svg:x2="14.525cm" svg:y2="18.145cm" draw:start-shape="id2" draw:start-glue-point="2" draw:end-shape="id3" draw:end-glue-point="0" svg:d="M14525 13065v5080" svg:viewBox="0 0 1 5081">
          <text:p/>
        </draw:connector>
        <draw:connector draw:style-name="gr30" draw:text-style-name="P1" draw:layer="layout" svg:x1="11.922cm" svg:y1="19.224cm" svg:x2="4.937cm" svg:y2="12.176cm" draw:start-shape="id3" draw:start-glue-point="3" draw:end-shape="id4" draw:end-glue-point="2" svg:d="M11922 19224h-6985v-7048" svg:viewBox="0 0 6986 7049">
          <text:p/>
        </draw:connector>
        <draw:connector draw:style-name="gr30" draw:text-style-name="P1" draw:layer="layout" svg:x1="22.971cm" svg:y1="3.159cm" svg:x2="14.589cm" svg:y2="5.445cm" draw:start-shape="id5" draw:start-glue-point="6" draw:end-shape="id1" draw:end-glue-point="0" svg:d="M22971 3159h-8382v2286" svg:viewBox="0 0 8383 2287">
          <text:p/>
        </draw:connector>
        <draw:connector draw:style-name="gr30" draw:text-style-name="P1" draw:layer="layout" svg:x1="17.129cm" svg:y1="19.224cm" svg:x2="19.986cm" svg:y2="13.319cm" draw:start-shape="id3" draw:start-glue-point="1" draw:end-shape="id6" draw:end-glue-point="2" svg:d="M17129 19224h2857v-5905" svg:viewBox="0 0 2858 5906">
          <text:p/>
        </draw:connector>
        <draw:connector draw:style-name="gr31" draw:text-style-name="P1" draw:layer="layout" svg:x1="12.557cm" svg:y1="6.461cm" svg:x2="4.937cm" svg:y2="9.382cm" draw:start-shape="id1" draw:start-glue-point="3" draw:end-shape="id4" draw:end-glue-point="0" svg:d="M12557 6461h-7620v2921" svg:viewBox="0 0 7621 2922">
          <text:p/>
        </draw:connector>
        <draw:connector draw:style-name="gr32" draw:text-style-name="P4" draw:layer="layout" svg:x1="16.621cm" svg:y1="6.461cm" svg:x2="19.986cm" svg:y2="10.906cm" draw:start-shape="id1" draw:start-glue-point="1" draw:end-shape="id6" draw:end-glue-point="0" svg:d="M16621 6461h3365v4445" svg:viewBox="0 0 3366 4446">
          <text:p/>
        </draw:connector>
        <draw:connector draw:style-name="gr33" draw:text-style-name="P1" draw:layer="layout" svg:x1="24.241cm" svg:y1="4.556cm" svg:x2="21.828cm" svg:y2="12.112cm" draw:start-shape="id5" draw:start-glue-point="8" draw:end-shape="id6" draw:end-glue-point="1" svg:d="M24241 4556v7556h-2413" svg:viewBox="0 0 2414 7557">
          <text:p/>
        </draw:connector>
        <draw:line draw:style-name="gr6" draw:text-style-name="P2" draw:layer="layout" svg:x1="23.86cm" svg:y1="11.795cm" svg:x2="23.86cm" svg:y2="8.493cm">
          <text:p/>
        </draw:line>
        <draw:line draw:style-name="gr6" draw:text-style-name="P2" draw:layer="layout" svg:x1="5.318cm" svg:y1="9.001cm" svg:x2="5.318cm" svg:y2="6.969cm">
          <text:p/>
        </draw:line>
        <draw:line draw:style-name="gr6" draw:text-style-name="P2" draw:layer="layout" svg:x1="4.556cm" svg:y1="12.303cm" svg:x2="4.556cm" svg:y2="16.748cm">
          <text:p/>
        </draw:line>
        <draw:line draw:style-name="gr6" draw:text-style-name="P2" draw:layer="layout" svg:x1="19.669cm" svg:y1="13.446cm" svg:x2="19.669cm" svg:y2="17.256cm">
          <text:p/>
        </draw:line>
        <draw:line draw:style-name="gr6" draw:text-style-name="P2" draw:layer="layout" svg:x1="19.542cm" svg:y1="10.525cm" svg:x2="19.542cm" svg:y2="8.112cm">
          <text:p/>
        </draw:line>
        <draw:line draw:style-name="gr6" draw:text-style-name="P2" draw:layer="layout" svg:x1="14.081cm" svg:y1="18.018cm" svg:x2="14.081cm" svg:y2="14.462cm">
          <text:p/>
        </draw:line>
        <draw:line draw:style-name="gr6" draw:text-style-name="P2" draw:layer="layout" svg:x1="14.081cm" svg:y1="7.731cm" svg:x2="14.081cm" svg:y2="10.271cm">
          <text:p/>
        </draw:line>
        <draw:line draw:style-name="gr6" draw:text-style-name="P2" draw:layer="layout" svg:x1="22.844cm" svg:y1="3.54cm" svg:x2="16.494cm" svg:y2="3.54cm">
          <text:p/>
        </draw:line>
        <draw:line draw:style-name="gr34" draw:text-style-name="P6" draw:layer="layout" svg:x1="1.635cm" svg:y1="1.762cm" svg:x2="10.779cm" svg:y2="1.762cm">
          <text:p text:style-name="P5"><text:span text:style-name="T1">THIS has attribute THAT</text:span></text:p>
        </draw:line>
        <draw:line draw:style-name="gr35" draw:text-style-name="P6" draw:layer="layout" svg:x1="1.762cm" svg:y1="2.905cm" svg:x2="5.191cm" svg:y2="2.905cm">
          <text:p text:style-name="P5"><text:span text:style-name="T1">new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09:50:33.953000000</meta:creation-date>
    <dc:date>2015-08-03T17:13:56.967000000</dc:date>
    <meta:editing-duration>PT3H34M38S</meta:editing-duration>
    <meta:editing-cycles>12</meta:editing-cycles>
    <meta:generator>LibreOffice/4.4.4.3$Windows_x86 LibreOffice_project/2c39ebcf046445232b798108aa8a7e7d89552ea8</meta:generator>
    <meta:document-statistic meta:object-count="88"/>
  </office:meta>
</office:document-meta>
</file>